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71.46pt"/>
    </style:style>
    <style:style style:name="co3" style:family="table-column">
      <style:table-column-properties fo:break-before="auto" style:column-width="100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13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05-10" calcext:value-type="date">
            <text:p>05/10/21</text:p>
          </table:table-cell>
          <table:table-cell table:style-name="ce4" office:value-type="time" office:time-value="PT10H25M00S" calcext:value-type="time">
            <text:p>10:25</text:p>
          </table:table-cell>
          <table:table-cell table:style-name="ce4" office:value-type="time" office:time-value="PT10H35M00S" calcext:value-type="time">
            <text:p>10:35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C2];[.B2])" office:value-type="string" office:string-value="" calcext:value-type="error">
            <text:p>#NAME?</text:p>
          </table:table-cell>
          <table:table-cell table:style-name="ce6" office:value-type="string" calcext:value-type="string">
            <text:p>Watch tutorial - applying a quick force to a rigidbody on left click command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05-10" calcext:value-type="date">
            <text:p>05/10/21</text:p>
          </table:table-cell>
          <table:table-cell table:style-name="ce4" office:value-type="time" office:time-value="PT10H35M00S" calcext:value-type="time">
            <text:p>10:35</text:p>
          </table:table-cell>
          <table:table-cell table:style-name="ce4" office:value-type="time" office:time-value="PT10H40M00S" calcext:value-type="time">
            <text:p>10:40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C3];[.B3])" office:value-type="string" office:string-value="" calcext:value-type="error">
            <text:p>#NAME?</text:p>
          </table:table-cell>
          <table:table-cell table:style-name="ce6" office:value-type="string" calcext:value-type="string">
            <text:p>Set up unity scene with game objects and materials used in the demonstration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05-10" calcext:value-type="date">
            <text:p>05/10/21</text:p>
          </table:table-cell>
          <table:table-cell table:style-name="ce4" office:value-type="time" office:time-value="PT10H40M00S" calcext:value-type="time">
            <text:p>10:40</text:p>
          </table:table-cell>
          <table:table-cell table:style-name="ce4" office:value-type="time" office:time-value="PT10H50M00S" calcext:value-type="time">
            <text:p>10:50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C4];[.B4])" office:value-type="string" office:string-value="" calcext:value-type="error">
            <text:p>#NAME?</text:p>
          </table:table-cell>
          <table:table-cell table:style-name="ce6" office:value-type="string" calcext:value-type="string">
            <text:p>Write C# script that looks for a rigidbody as a reference and applies a force on the Y axis when left clicked on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2-10" calcext:value-type="date">
            <text:p>12/10/21</text:p>
          </table:table-cell>
          <table:table-cell table:style-name="ce4" office:value-type="time" office:time-value="PT10H15M00S" calcext:value-type="time">
            <text:p>10:15</text:p>
          </table:table-cell>
          <table:table-cell table:style-name="ce4" office:value-type="time" office:time-value="PT10H22M00S" calcext:value-type="time">
            <text:p>10:22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C5];[.B5])" office:value-type="string" office:string-value="" calcext:value-type="error">
            <text:p>#NAME?</text:p>
          </table:table-cell>
          <table:table-cell table:style-name="ce6" office:value-type="string" calcext:value-type="string">
            <text:p>Watch a tutorial that teaches how to allow AI to follow the player object and set up scene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2-10" calcext:value-type="date">
            <text:p>12/10/21</text:p>
          </table:table-cell>
          <table:table-cell table:style-name="ce4" office:value-type="time" office:time-value="PT10H39M00S" calcext:value-type="time">
            <text:p>10:39</text:p>
          </table:table-cell>
          <table:table-cell table:style-name="ce4" office:value-type="time" office:time-value="PT11H25M00S" calcext:value-type="time">
            <text:p>11:25</text:p>
          </table:table-cell>
          <table:table-cell table:style-name="ce4" office:value-type="time" office:time-value="PT00H20M00S" calcext:value-type="time">
            <text:p>0:20</text:p>
          </table:table-cell>
          <table:table-cell table:style-name="ce5" table:formula="of:=minus([.C6];[.B6])" office:value-type="string" office:string-value="" calcext:value-type="error">
            <text:p>#NAME?</text:p>
          </table:table-cell>
          <table:table-cell table:style-name="ce6" office:value-type="string" calcext:value-type="string">
            <text:p>Write a C# script that allows multiple AI to navigate around while following the Player character at a set distance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2-10" calcext:value-type="date">
            <text:p>12/10/21</text:p>
          </table:table-cell>
          <table:table-cell table:style-name="ce4" office:value-type="time" office:time-value="PT11H40M00S" calcext:value-type="time">
            <text:p>11:40</text:p>
          </table:table-cell>
          <table:table-cell table:style-name="ce4" office:value-type="time" office:time-value="PT11H53M00S" calcext:value-type="time">
            <text:p>11:53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C7];[.B7])" office:value-type="string" office:string-value="" calcext:value-type="error">
            <text:p>#NAME?</text:p>
          </table:table-cell>
          <table:table-cell table:style-name="ce6" office:value-type="string" calcext:value-type="string">
            <text:p>Set up lights to differentiate each object from one another and give each object different properties such as Stop Distance, Speed &amp; Acceleration.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20/10/21</text:p>
          </table:table-cell>
          <table:table-cell table:style-name="ce4" office:value-type="time" office:time-value="PT10H05M00S" calcext:value-type="time">
            <text:p>10:05</text:p>
          </table:table-cell>
          <table:table-cell table:style-name="ce4" office:value-type="time" office:time-value="PT10H11M00S" calcext:value-type="time">
            <text:p>10:11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C8];[.B8])" office:value-type="string" office:string-value="" calcext:value-type="error">
            <text:p>#NAME?</text:p>
          </table:table-cell>
          <table:table-cell table:style-name="ce6" office:value-type="string" calcext:value-type="string">
            <text:p>Watch tutorial - Creating a C# script that allows one to switch scenes on collision with a given trigg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20/10/21</text:p>
          </table:table-cell>
          <table:table-cell table:style-name="ce4" office:value-type="time" office:time-value="PT10H13M00S" calcext:value-type="time">
            <text:p>10:13</text:p>
          </table:table-cell>
          <table:table-cell table:style-name="ce4" office:value-type="time" office:time-value="PT10H22M00S" calcext:value-type="time">
            <text:p>10:22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C9];[.B9])" office:value-type="string" office:string-value="" calcext:value-type="error">
            <text:p>#NAME?</text:p>
          </table:table-cell>
          <table:table-cell table:style-name="ce6" office:value-type="string" calcext:value-type="string">
            <text:p>Set up 2 scenes that will be used in the projec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20/10/21</text:p>
          </table:table-cell>
          <table:table-cell table:style-name="ce4" office:value-type="time" office:time-value="PT10H25M00S" calcext:value-type="time">
            <text:p>10:25</text:p>
          </table:table-cell>
          <table:table-cell table:style-name="ce4" office:value-type="time" office:time-value="PT10H28M00S" calcext:value-type="time">
            <text:p>10:28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C10];[.B10])" office:value-type="string" office:string-value="" calcext:value-type="error">
            <text:p>#NAME?</text:p>
          </table:table-cell>
          <table:table-cell table:style-name="ce6" office:value-type="string" calcext:value-type="string">
            <text:p>Write a C# Script that switches from Scene 1 [The default scene] to Scene 2 on collision with an invisible cube as the trigger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03-11" calcext:value-type="date">
            <text:p>03/11/21</text:p>
          </table:table-cell>
          <table:table-cell table:style-name="ce4" office:value-type="time" office:time-value="PT21H20M00S" calcext:value-type="time">
            <text:p>21:20</text:p>
          </table:table-cell>
          <table:table-cell table:style-name="ce4" office:value-type="time" office:time-value="PT21H29M00S" calcext:value-type="time">
            <text:p>21:29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C11];[.B11])" office:value-type="string" office:string-value="" calcext:value-type="error">
            <text:p>#NAME?</text:p>
          </table:table-cell>
          <table:table-cell table:style-name="ce6" office:value-type="string" calcext:value-type="string">
            <text:p>Watch a tutorial that explains how to switch between First Person &amp; Third Person Camera Views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03-11" calcext:value-type="date">
            <text:p>03/11/21</text:p>
          </table:table-cell>
          <table:table-cell table:style-name="ce4" office:value-type="time" office:time-value="PT21H29M00S" calcext:value-type="time">
            <text:p>21:29</text:p>
          </table:table-cell>
          <table:table-cell table:style-name="ce4" office:value-type="time" office:time-value="PT21H32M00S" calcext:value-type="time">
            <text:p>21:32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C12];[.B12])" office:value-type="string" office:string-value="" calcext:value-type="error">
            <text:p>#NAME?</text:p>
          </table:table-cell>
          <table:table-cell table:style-name="ce6" office:value-type="string" calcext:value-type="string">
            <text:p>Set up Unity Scene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03-11" calcext:value-type="date">
            <text:p>03/11/21</text:p>
          </table:table-cell>
          <table:table-cell table:style-name="ce4" office:value-type="time" office:time-value="PT21H32M00S" calcext:value-type="time">
            <text:p>21:32</text:p>
          </table:table-cell>
          <table:table-cell table:style-name="ce4" office:value-type="time" office:time-value="PT21H37M00S" calcext:value-type="time">
            <text:p>21:37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C13];[.B13])" office:value-type="string" office:string-value="" calcext:value-type="error">
            <text:p>#NAME?</text:p>
          </table:table-cell>
          <table:table-cell table:style-name="ce6" office:value-type="string" calcext:value-type="string">
            <text:p>Write a C# Script that allows the player to use the C Key to switch between MainCamera &amp; Camera 2 [the first person &amp; third person views respectively]</text:p>
          </table:table-cell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" meta:object-count="0"/>
    <meta:generator>LibreOfficeDev/6.0.5.2$Linux_X86_64 LibreOffice_project/</meta:generator>
  </office:meta>
</office:document-meta>
</file>